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1c1c1c" draw:marker-start-width="0.227cm" draw:marker-end-width="0.227cm" draw:fill-color="#ffdbb6" draw:textarea-horizontal-align="justify" draw:textarea-vertical-align="middle" draw:auto-grow-height="false" fo:min-height="0.009cm" fo:min-width="0.437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c1c1c" draw:marker-start-width="0.227cm" draw:marker-end-width="0.227cm" draw:fill-color="#443205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c1c1c" draw:marker-start-width="0.227cm" draw:marker-end-width="0.227cm" draw:fill-color="#0000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c1c1c" draw:marker-start-width="0.227cm" draw:marker-end-width="0.227cm" draw:fill-color="#ff00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ffbf00" draw:textarea-horizontal-align="justify" draw:textarea-vertical-align="middle" draw:auto-grow-height="false" fo:min-height="0.127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ffff00" draw:textarea-horizontal-align="justify" draw:textarea-vertical-align="middle" draw:auto-grow-height="false" fo:min-height="0cm" fo:min-width="0cm" fo:padding-top="0.134cm" fo:padding-bottom="0.134cm" fo:padding-left="0.259cm" fo:padding-right="0.259cm" fo:wrap-option="wrap"/>
    </style:style>
    <style:style style:name="gr8" style:family="graphic" style:parent-style-name="objectwithoutfill">
      <style:graphic-properties svg:stroke-width="0.028cm" svg:stroke-color="#1c1c1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fo:min-height="0.3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443205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12.292cm" svg:y="2.5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6" draw:id="id6" draw:layer="layout" svg:width="0.965cm" svg:height="0.305cm" svg:x="9.573cm" svg:y="3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127cm" svg:height="0.305cm" svg:x="9.773cm" svg:y="3.2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27cm" svg:height="0.305cm" svg:x="9.973cm" svg:y="3.2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27cm" svg:height="0.305cm" svg:x="10.173cm" svg:y="3.2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0.533cm" svg:height="0.533cm" svg:x="7.833cm" svg:y="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8cm" svg:height="0.318cm" svg:x="7.922cm" svg:y="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onnector draw:style-name="gr8" draw:text-style-name="P1" xml:id="id2" draw:id="id2" draw:layer="layout" draw:type="line" svg:x1="6.832cm" svg:y1="10.742cm" svg:x2="7.332cm" svg:y2="10.744cm" draw:end-shape="id1" draw:end-glue-point="2" svg:d="M6832 10742l500 2" svg:viewBox="0 0 501 3">
            <text:p/>
          </draw:connector>
          <draw:connector draw:style-name="gr8" draw:text-style-name="P1" draw:layer="layout" draw:type="line" svg:x1="6.832cm" svg:y1="10.742cm" svg:x2="6.912cm" svg:y2="10.927cm" draw:start-shape="id2" draw:start-glue-point="2" svg:d="M6832 10742l80 185" svg:viewBox="0 0 81 186">
            <text:p/>
          </draw:connector>
          <draw:connector draw:style-name="gr8" draw:text-style-name="P1" draw:layer="layout" draw:type="line" svg:x1="7.132cm" svg:y1="10.743cm" svg:x2="7.212cm" svg:y2="10.928cm" svg:d="M7132 10743l80 185" svg:viewBox="0 0 81 186">
            <text:p/>
          </draw:connector>
          <draw:connector draw:style-name="gr8" draw:text-style-name="P1" xml:id="id1" draw:id="id1" draw:layer="layout" draw:type="line" svg:x1="7.332cm" svg:y1="10.744cm" svg:x2="7.412cm" svg:y2="10.929cm" svg:d="M7332 10744l80 185" svg:viewBox="0 0 81 186">
            <text:p/>
          </draw:connector>
          <draw:connector draw:style-name="gr8" draw:text-style-name="P1" draw:layer="layout" draw:type="line" svg:x1="7.232cm" svg:y1="10.744cm" svg:x2="7.312cm" svg:y2="10.929cm" svg:d="M7232 10744l80 185" svg:viewBox="0 0 81 186">
            <text:p/>
          </draw:connector>
          <draw:connector draw:style-name="gr8" draw:text-style-name="P1" draw:layer="layout" draw:type="line" svg:x1="7.032cm" svg:y1="10.744cm" svg:x2="7.112cm" svg:y2="10.929cm" svg:d="M7032 10744l80 185" svg:viewBox="0 0 81 186">
            <text:p/>
          </draw:connector>
          <draw:connector draw:style-name="gr8" draw:text-style-name="P1" draw:layer="layout" draw:type="line" svg:x1="6.932cm" svg:y1="10.745cm" svg:x2="7.012cm" svg:y2="10.93cm" svg:d="M6932 10745l80 185" svg:viewBox="0 0 81 186">
            <text:p/>
          </draw:connector>
        </draw:g>
        <draw:connector draw:style-name="gr9" draw:text-style-name="P4" draw:layer="layout" svg:x1="7.122cm" svg:y1="10.742cm" svg:x2="7.833cm" svg:y2="3.401cm" draw:start-shape="id3" draw:start-glue-point="0" draw:end-shape="id4" draw:end-glue-point="6" svg:d="M7122 10742v-7341h711" svg:viewBox="0 0 712 7342">
          <text:p/>
        </draw:connector>
        <draw:custom-shape draw:style-name="gr10" draw:text-style-name="P8" xml:id="id7" draw:id="id7" draw:layer="layout" svg:width="0.203cm" svg:height="0.203cm" svg:x="12.09cm" svg:y="4.2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5" draw:id="id5" draw:layer="layout" svg:width="0.203cm" svg:height="0.203cm" svg:x="12.09cm" svg:y="9.885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2.09cm" svg:y1="9.986cm" svg:x2="7.122cm" svg:y2="10.742cm" draw:start-shape="id5" draw:start-glue-point="3" draw:end-shape="id3" draw:end-glue-point="0" svg:d="M12090 9986h-4968v756" svg:viewBox="0 0 4969 757">
          <text:p/>
        </draw:connector>
        <draw:connector draw:style-name="gr11" draw:text-style-name="P1" draw:layer="layout" draw:type="line" svg:x1="8.366cm" svg:y1="3.401cm" svg:x2="9.573cm" svg:y2="3.386cm" draw:start-shape="id4" draw:start-glue-point="10" draw:end-shape="id6" draw:end-glue-point="3" svg:d="M8366 3401l1207-15" svg:viewBox="0 0 1208 16">
          <text:p/>
        </draw:connector>
        <draw:connector draw:style-name="gr12" draw:text-style-name="P9" draw:layer="layout" svg:x1="10.538cm" svg:y1="3.386cm" svg:x2="12.09cm" svg:y2="4.386cm" draw:start-shape="id6" draw:start-glue-point="1" draw:end-shape="id7" draw:end-glue-point="3" svg:d="M10538 3386h780v1000h772" svg:viewBox="0 0 1553 1001">
          <text:p/>
        </draw:connector>
        <draw:frame draw:style-name="gr13" draw:text-style-name="P10" draw:layer="layout" svg:width="1.37cm" svg:height="0.569cm" svg:x="11.06cm" svg:y="3.923cm">
          <draw:text-box>
            <text:p text:style-name="P9"><text:span text:style-name="T1">GP2</text:span></text:p>
          </draw:text-box>
        </draw:frame>
        <draw:frame draw:style-name="gr13" draw:text-style-name="P10" draw:layer="layout" svg:width="1.37cm" svg:height="0.569cm" svg:x="11.037cm" svg:y="9.451cm">
          <draw:text-box>
            <text:p text:style-name="P9"><text:span text:style-name="T1">GND</text:span></text:p>
          </draw:text-box>
        </draw:frame>
        <draw:frame draw:style-name="gr13" draw:text-style-name="P11" draw:layer="layout" svg:width="4.127cm" svg:height="0.569cm" svg:x="12.379cm" svg:y="1.816cm">
          <draw:text-box>
            <text:p text:style-name="P9"><text:span text:style-name="T2">RPi Pico W</text:span></text:p>
          </draw:text-box>
        </draw:frame>
        <draw:frame draw:style-name="gr13" draw:text-style-name="P11" draw:layer="layout" svg:width="2.739cm" svg:height="0.569cm" svg:x="6.798cm" svg:y="2.436cm">
          <draw:text-box>
            <text:p text:style-name="P9"><text:span text:style-name="T2">LED_GPI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07-10T21:59:06.309155582</dc:date>
    <meta:editing-duration>PT48M23S</meta:editing-duration>
    <meta:editing-cycles>46</meta:editing-cycles>
    <meta:generator>LibreOffice/7.3.7.2$Linux_X86_64 LibreOffice_project/30$Build-2</meta:generator>
    <meta:document-statistic meta:object-count="25"/>
  </office:meta>
</office:document-meta>
</file>